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629cm"/>
    </style:style>
    <style:style style:name="pr5" style:family="presentation" style:parent-style-name="默认-outline1">
      <style:graphic-properties fo:min-height="10.41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微信网页授权：实践任务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问题与需求？</text:p>
          </draw:text-box>
        </draw:frame>
        <draw:frame presentation:style-name="pr5" draw:text-style-name="P5" draw:layer="layout" svg:width="25.2cm" svg:height="10.663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在给出的实现示例中，我们采用了明确指定跳转</text:span><text:span text:style-name="T1">URL</text:span><text:span text:style-name="T1">的方式。这种方式仅仅局限于一个特定的</text:span><text:span text:style-name="T1">URL</text:span><text:span text:style-name="T1">。</text:span></text:p>
              </text:list-item>
              <text:list-item>
                <text:p text:style-name="P4"><text:span text:style-name="T1">在实际的业务中，可能会有多个页面允许用户访问，并且都需要微信授权登录的功能。比如用户从‘用户中心’页面进入和从‘订单’页面进入都需要获取授权。</text:span></text:p>
              </text:list-item>
              <text:list-item>
                <text:p text:style-name="P4"><text:span text:style-name="T1">这种情况就需要更灵活的实现方式。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解决方案提示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比如用户点击了某一页面，请求到达服务器端，服务器重定向到获取授权码的页面，并通过参数携带页面的路径信息。</text:p>
              </text:list-item>
              <text:list-item>
                <text:p>这样在获取授权码请求那里，就可以知道重定向的URL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4-01T13:17:04.364170766</dc:date>
    <meta:editing-duration>PT14H34M5S</meta:editing-duration>
    <meta:editing-cycles>139</meta:editing-cycles>
    <meta:generator>LibreOffice/6.0.7.3$Linux_X86_64 LibreOffice_project/00m0$Build-3</meta:generator>
    <meta:document-statistic meta:object-count="33"/>
  </office:meta>
</office:document-meta>
</file>